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in" fo:margin-bottom="0in" fo:line-height="138%" style:writing-mode="lr-tb"/>
    </style:style>
    <style:style style:name="P2" style:family="paragraph" style:parent-style-name="Text_20_body">
      <style:paragraph-properties fo:margin-top="0in" fo:margin-bottom="0in" fo:line-height="138%" style:writing-mode="lr-tb"/>
      <style:text-properties fo:font-variant="normal" fo:text-transform="none" fo:color="#ff0000" style:text-line-through-style="none" style:text-underline-style="none" style:text-blinking="false" fo:background-color="transparent"/>
    </style:style>
    <style:style style:name="P3" style:family="paragraph" style:parent-style-name="Text_20_body">
      <style:paragraph-properties fo:margin-top="0in" fo:margin-bottom="0in" fo:line-height="138%" style:writing-mode="lr-tb"/>
      <style:text-properties fo:font-variant="normal" fo:text-transform="none" fo:color="#ff0000" style:text-line-through-style="none" style:text-underline-style="none" style:text-blinking="false" fo:background-color="transparent" style:font-name-asian="Arial1" style:font-size-asian="16pt" style:font-style-asian="normal" style:font-weight-asian="normal"/>
    </style:style>
    <style:style style:name="P4" style:family="paragraph" style:parent-style-name="Text_20_body">
      <style:paragraph-properties fo:margin-top="0in" fo:margin-bottom="0in" fo:line-height="138%" style:writing-mode="lr-tb"/>
      <style:text-properties fo:font-variant="normal" fo:text-transform="none" fo:color="#ff0000" style:text-line-through-style="none" fo:font-size="16pt" style:text-underline-style="none" style:text-blinking="false" fo:background-color="transparent" style:font-name-asian="Arial1" style:font-size-asian="16pt" style:font-style-asian="normal" style:font-weight-asian="normal" style:font-size-complex="16pt"/>
    </style:style>
    <style:style style:name="T1" style:family="text">
      <style:text-properties fo:font-variant="normal" fo:text-transform="none" fo:color="#000000" style:text-line-through-style="none" style:font-name="Arial1" fo:font-size="18pt" fo:font-style="normal" style:text-underline-style="none" fo:font-weight="normal" style:text-blinking="false" fo:background-color="transparent"/>
    </style:style>
    <style:style style:name="T2" style:family="text">
      <style:text-properties fo:font-variant="normal" fo:text-transform="none" fo:color="#000000" style:text-line-through-style="none" style:text-underline-style="none" style:text-blinking="false" fo:background-color="transparent" style:font-name-asian="Arial1" style:font-size-asian="18pt" style:font-style-asian="normal" style:font-weight-asian="normal"/>
    </style:style>
    <style:style style:name="T3" style:family="text">
      <style:text-properties fo:font-variant="normal" fo:text-transform="none" fo:color="#ff0000" style:text-line-through-style="none" style:font-name="Arial1" fo:font-size="18pt" fo:font-style="normal" style:text-underline-style="none" fo:font-weight="normal" style:text-blinking="false" fo:background-color="transparent"/>
    </style:style>
    <style:style style:name="T4" style:family="text">
      <style:text-properties style:font-name="Arial1" fo:font-size="18pt" fo:font-style="normal" fo:font-weight="normal"/>
    </style:style>
    <style:style style:name="T5" style:family="text">
      <style:text-properties fo:font-size="18pt" style:font-name-asian="Arial1" style:font-size-asian="18pt" style:font-style-asian="normal" style:font-weight-asian="normal" style:font-size-complex="18pt"/>
    </style:style>
    <style:style style:name="T6" style:family="text">
      <style:text-properties style:font-name-asian="Arial1" style:font-size-asian="18pt"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line-break/><text:bookmark text:name="docs-internal-guid-5825d894-7fff-fbfe-2400-7885a4275829"/><text:span text:style-name="T1">Progress Report : Week </text:span><text:span text:style-name="T3">7</text:span></text:p>
      <text:p text:style-name="P1"><text:span text:style-name="T1">Team:</text:span><text:span text:style-name="T2">　</text:span><text:span text:style-name="T3">ie03project-aizu_kamikaze</text:span></text:p>
      <text:p text:style-name="Text_20_body"><text:line-break/></text:p>
      <text:p text:style-name="P2"><text:span text:style-name="T4">s1250137</text:span><text:span text:style-name="T6">　</text:span><text:span text:style-name="T5">Tomoya Tasaki</text:span></text:p>
      <text:p text:style-name="P2"><text:span text:style-name="T4">s1250156</text:span><text:span text:style-name="T6">　</text:span><text:span text:style-name="T4">Keito Shishiki</text:span></text:p>
      <text:p text:style-name="P2"><text:span text:style-name="T4">s1250059</text:span><text:span text:style-name="T6">　</text:span><text:span text:style-name="T4">Tomoyuki Furukawa</text:span></text:p>
      <text:p text:style-name="Text_20_body"/>
      <text:p text:style-name="P4">構造体を用いて、節点同士のつながりから最短距離を求めようとしましたが、すべての場合を考えるとき距離を求めるパターンが多く、始点によってさらに増えてしまう。</text:p>
      <text:p text:style-name="P4">ごり押しをすれば求めることも可能だと感じたので、この授業中にできなかったこともふまえて、中間レビューまでに終わるためにも一回やってみようと思う。「５９」</text:p>
      <text:p text:style-name="P4">最短経路を求めるアルゴリズムを書こうと思ったが、全部の行き来方を網羅するプログラムをどう書こうか悩んだ。また、構造体やリストなどの忘れている部分が多くあるので復習をしながら、進めていこうと思う。[156]</text:p>
      <text:p text:style-name="P4">ダイクストラ法を用いて解こうとしたが、仕組みについての理解が足りなかった。また、新たに出来た交差地点を利用する方法についても考察を続けたい。[137]</text:p>
      <text:p text:style-name="Text_20_body"><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ShanHeiSun Un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ShanHeiSun Un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oya Tasaki</meta:initial-creator>
    <meta:creation-date>2019-05-29T13:00:50</meta:creation-date>
    <meta:document-statistic meta:table-count="0" meta:image-count="0" meta:object-count="0" meta:page-count="1" meta:paragraph-count="11" meta:word-count="297" meta:character-count="461"/>
    <dc:date>2019-05-29T13:20:53</dc:date>
    <dc:creator>Tomoya Tasaki</dc:creator>
    <meta:editing-duration>PT4M32S</meta:editing-duration>
    <meta:editing-cycles>1</meta:editing-cycles>
    <meta:generator>OpenOffice.org/3.3$Solaris_x86 OpenOffice.org_project/330m20$Build-9567</meta:generator>
  </office:meta>
</office:document-meta>
</file>